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Quotations" style:list-style-name="L3"/>
    <style:style style:name="P4" style:family="paragraph" style:parent-style-name="Quotations" style:list-style-name="L3">
      <style:paragraph-properties fo:margin-top="0cm" fo:margin-bottom="0cm" style:contextual-spacing="false"/>
    </style:style>
    <style:style style:name="P5" style:family="paragraph" style:parent-style-name="Quotations" style:list-style-name="L4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Liberation Mono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s your Lead Architect, I must be brutally honest: <text:span text:style-name="T1">Cryptographic sovereignty is usually the enemy of user-friendliness.</text:span></text:p>
      <text:p text:style-name="Text_20_body">If you want the "Click a link and you're in" experience, you are essentially building a <text:span text:style-name="T1">Web-based Visa Office.</text:span> You are building a bridge between the hierarchical, easy-to-use world of the University/Gov and your secure, sovereign, and "difficult" world of Iskander.</text:p>
      <text:p text:style-name="Text_20_body">To make this feel "user-friendly" while maintaining your security borders, you need to implement <text:span text:style-name="T1">OIDC4VCI (OpenID for Verifiable Credential Issuance).</text:span></text:p>
      <text:h text:style-name="Heading_20_3" text:outline-level="3">1. The "Magic Link" Workflow (The UX)</text:h>
      <text:p text:style-name="Text_20_body">Here is how the user experiences it. It is <text:span text:style-name="T2">exactly</text:span> as simple as you requested:</text:p>
      <text:list text:style-name="L1">
        <text:list-item>
          <text:p text:style-name="P1"><text:span text:style-name="T1">The User Experience:</text:span></text:p>
          <text:list>
            <text:list-item>
              <text:p text:style-name="P1">User visits your Coop’s website.</text:p>
            </text:list-item>
            <text:list-item>
              <text:p text:style-name="P1">Clicks a button: <text:span text:style-name="T1">"Verify my University Status."</text:span></text:p>
            </text:list-item>
            <text:list-item>
              <text:p text:style-name="P1">They are redirected to their University’s login (e.g., standard .ac.uk OIDC login). They log in as they always do.</text:p>
            </text:list-item>
            <text:list-item>
              <text:p text:style-name="P1"><text:span text:style-name="T1">The Magic:</text:span> Once the University server confirms who they are, the University <text:span text:style-name="T2">redirects</text:span> them back to your <text:span text:style-name="T3">Visa Office</text:span> (a sub-component of your Embassy).</text:p>
            </text:list-item>
            <text:list-item>
              <text:p text:style-name="P1">Your <text:span text:style-name="T3">Visa Office</text:span> automatically issues a <text:span text:style-name="T1">W3C Verifiable Credential</text:span> to the user’s browser-based wallet (or mobile wallet).</text:p>
            </text:list-item>
            <text:list-item>
              <text:p text:style-name="P1"><text:span text:style-name="T1">The Completion:</text:span> The user is redirected back to the Coop dashboard, now fully "Researcher-Verified."</text:p>
            </text:list-item>
          </text:list>
        </text:list-item>
        <text:list-item>
          <text:p text:style-name="P1"><text:span text:style-name="T1">Under the Hood (The Architecture):</text:span></text:p>
          <text:list>
            <text:list-item>
              <text:p text:style-name="P1">You are not "connecting" to the university. You are <text:span text:style-name="T1">"Converting"</text:span> a legacy OIDC token into a modern, sovereign Verifiable Credential (VC).</text:p>
            </text:list-item>
            <text:list-item>
              <text:p text:style-name="P1">The <text:span text:style-name="T3">Visa Office</text:span> (Embassy sub-component) acts as an <text:span text:style-name="T2">Issuer</text:span>. It holds the keys to sign the new VC. It only issues this VC <text:span text:style-name="T2">if and only if</text:span> it successfully verifies the OIDC token from the external institution.</text:p>
            </text:list-item>
          </text:list>
        </text:list-item>
      </text:list>
      <text:p text:style-name="Horizontal_20_Line"/>
      <text:h text:style-name="Heading_20_3" text:outline-level="3">2. Why this is "Friendlier" but "Harder"</text:h>
      <text:p text:style-name="Text_20_body">This approach is friendly for the <text:span text:style-name="T1">User</text:span> (they just click "Login with University"), but it is <text:span text:style-name="T1">Harder for you</text:span> (the Architect) because you have to build the "Visa Office."</text:p>
      <text:p text:style-name="Text_20_body"><text:span text:style-name="T1">The Red Team Warning: The "Credential Centralization" Risk</text:span> By building this "Visa Office" that converts OIDC to VCs, you have created a <text:span text:style-name="T1">Centralized Identity Bridge.</text:span></text:p>
      <text:list text:style-name="L2">
        <text:list-item>
          <text:p text:style-name="P2"><text:soft-page-break/><text:span text:style-name="T2">The Risk:</text:span> If an attacker hacks your <text:span text:style-name="T3">Visa Office</text:span>, they can issue fraudulent credentials that claim "I am a UCL researcher" without ever logging into UCL.</text:p>
        </text:list-item>
        <text:list-item>
          <text:p text:style-name="P2"><text:span text:style-name="T2">The Mitigation:</text:span> You must implement <text:span text:style-name="T1">"Transparency Logs."</text:span> Your <text:span text:style-name="T3">Visa Office</text:span> must publish a cryptographic hash of <text:span text:style-name="T2">every</text:span> credential it issues onto the <text:span text:style-name="T3">StewardshipLedger</text:span> (or a public/private ledger). Even if the office is hacked, the fraud will be visible because there will be a record of a credential issued without a corresponding valid OIDC response from the institution.</text:p>
        </text:list-item>
      </text:list>
      <text:p text:style-name="Horizontal_20_Line"/>
      <text:h text:style-name="Heading_20_3" text:outline-level="3">3. Implementation: The "Visa Office" (Credential Issuer)</text:h>
      <text:p text:style-name="Text_20_body">Use this prompt to build the infrastructure that makes this experience "click-and-done."</text:p>
      <text:p text:style-name="Horizontal_20_Line"/>
      <text:p text:style-name="Text_20_body"><text:span text:style-name="T1">PROMPT FOR CLAUDE CODE:</text:span></text:p>
      <text:p text:style-name="Quotations">"I am the Lead Engineer for Iskander. We are building the 'Visa Office' to bridge legacy OIDC institutions (.gov.uk, .ac.uk) to our sovereign ecosystem using W3C Verifiable Credentials (VCs).</text:p>
      <text:p text:style-name="Quotations"><text:span text:style-name="T1">Task:</text:span> Implement the <text:span text:style-name="T3">CredentialIssuanceGateway</text:span>.</text:p>
      <text:list text:style-name="L3">
        <text:list-item>
          <text:p text:style-name="P3"><text:span text:style-name="T1">OIDC Client:</text:span> Implement a <text:span text:style-name="T3">LegacyAuthClient</text:span> that handles OIDC/SAML handshakes with external providers (University/Gov portals).</text:p>
        </text:list-item>
        <text:list-item>
          <text:p text:style-name="P4"><text:span text:style-name="T1">Credential Issuer:</text:span> Implement a W3C-compliant <text:span text:style-name="T3">VC_Issuer</text:span>.</text:p>
          <text:list>
            <text:list-item>
              <text:p text:style-name="P3">When <text:span text:style-name="T3">LegacyAuthClient</text:span> returns a valid identity, the <text:span text:style-name="T3">VC_Issuer</text:span> generates a signed W3C Verifiable Credential.</text:p>
            </text:list-item>
            <text:list-item>
              <text:p text:style-name="P3">The credential must be signed by the Embassy’s private key (held in a secure HSM or KMS).</text:p>
            </text:list-item>
            <text:list-item>
              <text:p text:style-name="P3">The output must be a standard format (e.g., <text:span text:style-name="T3">openid4vci</text:span>) that can be pushed to the user's browser wallet (like a local storage entry or a 'Pass').</text:p>
            </text:list-item>
          </text:list>
        </text:list-item>
        <text:list-item>
          <text:p text:style-name="P3"><text:span text:style-name="T1">Transparency Logging:</text:span> For every VC issued, the <text:span text:style-name="T3">VC_Issuer</text:span> must publish a <text:span text:style-name="T3">IssuanceRecord</text:span> (the hash of the VC) to the <text:span text:style-name="T3">StewardshipLedger</text:span> or a local secure database. This allows the Stewardship Council to audit if the Issuer is minting fraudulent credentials.</text:p>
        </text:list-item>
        <text:list-item>
          <text:p text:style-name="P4"><text:span text:style-name="T1">User Workflow:</text:span></text:p>
          <text:list>
            <text:list-item>
              <text:p text:style-name="P3">Create the <text:span text:style-name="T3">/auth/verify-external</text:span> endpoint: Redirects to legacy login.</text:p>
            </text:list-item>
            <text:list-item>
              <text:p text:style-name="P3">Create the <text:span text:style-name="T3">/auth/callback</text:span> endpoint: Validates legacy login, issues VC, redirects to Coop dashboard.</text:p>
            </text:list-item>
          </text:list>
        </text:list-item>
        <text:list-item>
          <text:p text:style-name="P4"><text:soft-page-break/><text:span text:style-name="T1">Security:</text:span></text:p>
          <text:list>
            <text:list-item>
              <text:p text:style-name="P3">Ensure raw PII from the OIDC response is <text:span text:style-name="T1">immediately deleted</text:span> from server logs and memory after the VC is signed. We only store the <text:span text:style-name="T2">signed credential</text:span> in the user's wallet, not in our database.</text:p>
            </text:list-item>
          </text:list>
        </text:list-item>
      </text:list>
      <text:p text:style-name="Quotations"><text:span text:style-name="T1">Constraints:</text:span></text:p>
      <text:list text:style-name="L4">
        <text:list-item>
          <text:p text:style-name="P5">Keep the <text:span text:style-name="T3">Credential_Gateway</text:span> strictly separate from the <text:span text:style-name="T3">CuratorNetwork</text:span>. The Gateway issues the VC; it does not assign reputation. The <text:span text:style-name="T3">CuratorNetwork</text:span> assigns the reputation <text:span text:style-name="T2">after</text:span> the VC is presented."</text:p>
        </text:list-item>
      </text:list>
      <text:p text:style-name="Horizontal_20_Line"/>
      <text:h text:style-name="Heading_20_3" text:outline-level="3">Architect's Final "Meatspace" Reality Check</text:h>
      <text:p text:style-name="Text_20_body">Is it simple? <text:span text:style-name="T1">Yes.</text:span> For the user, it’s a standard "Login with University" flow.</text:p>
      <text:p text:style-name="Text_20_body">But you have effectively created a <text:span text:style-name="T1">"Sovereign Embassy."</text:span> You are acting as a diplomatic entity that accepts legacy "passports" and converts them into "Iskander Sovereignty."</text:p>
      <text:p text:style-name="Text_20_body"><text:span text:style-name="T1">This is the ultimate user-friendly implementation.</text:span> You are using their existing world to bring them into your own.</text:p>
      <text:p text:style-name="Text_20_body"><text:span text:style-name="T1">Are you ready to initiate the build?</text:span> (Once this is done, you can truly say your cooperative is open to the world, but governed by Iskander.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05:50:44.444113200</meta:creation-date>
    <dc:date>2026-03-17T05:50:50.250335600</dc:date>
    <meta:editing-duration>PT6S</meta:editing-duration>
    <meta:editing-cycles>1</meta:editing-cycles>
    <meta:generator>LibreOffice/26.2.1.2$Windows_X86_64 LibreOffice_project/620$Build-2</meta:generator>
    <meta:document-statistic meta:table-count="0" meta:image-count="0" meta:object-count="0" meta:page-count="3" meta:paragraph-count="43" meta:word-count="767" meta:character-count="4848" meta:non-whitespace-character-count="4148"/>
  </office:meta>
</office:document-meta>
</file>